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8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cm" fo:min-width="0cm" draw:shadow="hidden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3465a4" fo:font-size="16pt" style:font-size-asian="16pt" style:font-size-complex="16pt"/>
    </style:style>
    <style:style style:name="P3" style:family="paragraph">
      <loext:graphic-properties draw:fill="none" draw:fill-color="#ffffff"/>
      <style:text-properties fo:color="#3465a4" fo:font-size="16pt" style:font-size-asian="16pt" style:font-size-complex="16pt"/>
    </style:style>
    <style:style style:name="P4" style:family="paragraph">
      <loext:graphic-properties draw:fill="none" draw:fill-color="#ffffff"/>
      <style:text-properties fo:color="#ff0000" fo:font-size="16pt" style:font-size-asian="16pt" style:font-size-complex="16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solid" draw:fill-color="#ffffff" draw:opacity="100%"/>
    </style:style>
    <style:style style:name="P8" style:family="paragraph">
      <loext:graphic-properties draw:fill="solid" draw:fill-color="#ffffff"/>
    </style:style>
    <style:style style:name="T1" style:family="text">
      <style:text-properties fo:color="#3465a4" fo:font-size="16pt" style:font-size-asian="16pt" style:font-size-complex="16pt"/>
    </style:style>
    <style:style style:name="T2" style:family="text">
      <style:text-properties fo:color="#ff0000" fo:font-size="16pt" style:font-size-asian="16pt" style:font-size-complex="16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1" draw:layer="layout" svg:width="18.844cm" svg:height="16.299cm" svg:x="1.001cm" svg:y="1.101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2" draw:text-style-name="P3" draw:layer="layout" svg:width="5.806cm" svg:height="0.878cm" svg:x="7.994cm" svg:y="11.8cm">
            <draw:text-box>
              <text:p text:style-name="P2"><text:span text:style-name="T1">C</text:span><text:span text:style-name="T1">l</text:span><text:span text:style-name="T1">a</text:span><text:span text:style-name="T1">s</text:span><text:span text:style-name="T1">i</text:span><text:span text:style-name="T1">f</text:span><text:span text:style-name="T1">i</text:span><text:span text:style-name="T1">c</text:span><text:span text:style-name="T1">a</text:span><text:span text:style-name="T1">d</text:span><text:span text:style-name="T1">o</text:span><text:span text:style-name="T1">r</text:span><text:span text:style-name="T1"> </text:span><text:span text:style-name="T1">A</text:span><text:span text:style-name="T1">l</text:span><text:span text:style-name="T1">e</text:span><text:span text:style-name="T1">a</text:span><text:span text:style-name="T1">t</text:span><text:span text:style-name="T1">o</text:span><text:span text:style-name="T1">r</text:span><text:span text:style-name="T1">i</text:span><text:span text:style-name="T1">o</text:span></text:p>
            </draw:text-box>
          </draw:frame>
          <draw:frame draw:style-name="gr2" draw:text-style-name="P4" draw:layer="layout" svg:width="5.709cm" svg:height="0.878cm" svg:x="3.7cm" svg:y="3.222cm">
            <draw:text-box>
              <text:p><text:span text:style-name="T2">C</text:span><text:span text:style-name="T2">l</text:span><text:span text:style-name="T2">a</text:span><text:span text:style-name="T2">s</text:span><text:span text:style-name="T2">i</text:span><text:span text:style-name="T2">f</text:span><text:span text:style-name="T2">i</text:span><text:span text:style-name="T2">c</text:span><text:span text:style-name="T2">a</text:span><text:span text:style-name="T2">d</text:span><text:span text:style-name="T2">o</text:span><text:span text:style-name="T2">r</text:span><text:span text:style-name="T2"> </text:span><text:span text:style-name="T2">P</text:span><text:span text:style-name="T2">e</text:span><text:span text:style-name="T2">r</text:span><text:span text:style-name="T2">f</text:span><text:span text:style-name="T2">e</text:span><text:span text:style-name="T2">c</text:span><text:span text:style-name="T2">t</text:span><text:span text:style-name="T2">o</text:span></text:p>
            </draw:text-box>
          </draw:frame>
          <draw:line draw:style-name="gr3" draw:text-style-name="P5" draw:layer="layout" svg:x1="13.9cm" svg:y1="7.1cm" svg:x2="9.6cm" svg:y2="3.5cm">
            <text:p/>
          </draw:line>
          <draw:frame draw:style-name="gr4" draw:text-style-name="P6" draw:layer="layout" svg:width="1.912cm" svg:height="0.978cm" svg:x="11.5cm" svg:y="3.9cm">
            <draw:text-box>
              <text:p><text:span text:style-name="T3">M</text:span><text:span text:style-name="T3">e</text:span><text:span text:style-name="T3">j</text:span><text:span text:style-name="T3">o</text:span><text:span text:style-name="T3">r</text:span></text:p>
            </draw:text-box>
          </draw:frame>
          <draw:frame draw:style-name="gr5" draw:text-style-name="P7" draw:layer="layout" svg:width="3.779cm" svg:height="0.962cm" svg:x="8.9cm" svg:y="1.438cm">
            <draw:text-box>
              <text:p>Curva ROC</text:p>
            </draw:text-box>
          </draw:frame>
          <draw:frame draw:style-name="gr6" draw:text-style-name="P8" draw:layer="layout" svg:width="13.917cm" svg:height="0.962cm" svg:x="4.883cm" svg:y="16.5cm">
            <draw:text-box>
              <text:p>TFP: Tasa de Falsos Positivos (1-Especificidad)</text:p>
            </draw:text-box>
          </draw:frame>
          <draw:frame draw:style-name="gr6" draw:text-style-name="P8" draw:layer="layout" svg:width="14.438cm" svg:height="0.962cm" draw:transform="rotate (1.5707963267949) translate (1.038cm 16.738cm)">
            <draw:text-box>
              <text:p>TVP: Tasa de Verdaderos Positivos (Sensibilidad)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22:29:49.488501260</meta:creation-date>
    <dc:date>2020-11-22T22:43:47.593377285</dc:date>
    <meta:editing-duration>PT13M59S</meta:editing-duration>
    <meta:editing-cycles>3</meta:editing-cycles>
    <meta:generator>LibreOffice/6.4.6.2$Linux_X86_64 LibreOffice_project/40$Build-2</meta:generator>
    <meta:document-statistic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interval-major="0.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aximum="1" chart:origin="0" chart:interval-major="0.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845cm" svg:height="16.3cm" xlink:href="." xlink:type="simple" chart:class="chart:scatter" chart:style-name="ch1">
        <chart:title svg:x="8.188cm" svg:y="0.462cm" chart:style-name="ch2">
          <text:p>Curva ROC</text:p>
        </chart:title>
        <chart:plot-area chart:style-name="ch3" chart:data-source-has-labels="both" svg:x="1.387cm" svg:y="1.567cm" svg:width="17.082cm" svg:height="13.426cm">
          <chartooo:coordinate-region svg:x="2.299cm" svg:y="1.766cm" svg:width="16.076cm" svg:height="12.58cm"/>
          <chart:axis chart:dimension="x" chart:name="primary-x" chart:style-name="ch4" chartooo:axis-type="auto">
            <chart:title svg:x="6.458cm" svg:y="15.319cm" chart:style-name="ch5">
              <text:p>TFP: Tasa de Falsos Positivos (1-Especificidad)</text:p>
            </chart:title>
            <chart:categories table:cell-range-address="local-table.$A$2:.$A$102"/>
          </chart:axis>
          <chart:axis chart:dimension="y" chart:name="primary-y" chart:style-name="ch6">
            <chart:title svg:x="0.451cm" svg:y="11.922cm" chart:style-name="ch7">
              <text:p>TVP: Tasa de Verdaderos Positivos (Sensibilidad)</text:p>
            </chart:title>
            <chart:grid chart:style-name="ch8" chart:class="major"/>
          </chart:axis>
          <chart:series chart:style-name="ch9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series chart:style-name="ch10" chart:values-cell-range-address="local-table.$D$2:.$D$102" chart:label-cell-address="local-table.$D$1" chart:class="chart:scatter">
            <chart:data-point chart:repeated="101"/>
          </chart:series>
          <chart:series chart:style-name="ch11" chart:values-cell-range-address="local-table.$E$2:.$E$102" chart:label-cell-address="local-table.$E$1" chart:class="chart:scatter">
            <chart:data-point chart:repeated="101"/>
          </chart:series>
          <chart:series chart:style-name="ch12" chart:values-cell-range-address="local-table.$F$2:.$F$102" chart:label-cell-address="local-table.$F$1" chart:class="chart:scatter">
            <chart:data-point chart:repeated="101"/>
          </chart:series>
          <chart:series chart:style-name="ch13" chart:values-cell-range-address="local-table.$G$2:.$G$102" chart:label-cell-address="local-table.$G$1" chart:class="chart:scatter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1</text:p>
              </table:table-cell>
              <table:table-cell office:value-type="string">
                <text:p>TVP: Tasa de Verdaderos Positivos (Sensibilidad)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0.630957344480193">
                <text:p>0.630957344480193</text:p>
              </table:table-cell>
              <table:table-cell office:value-type="float" office:value="0.158489319246111">
                <text:p>0.158489319246111</text:p>
              </table:table-cell>
              <table:table-cell office:value-type="float" office:value="0.0630957344480193">
                <text:p>0.0630957344480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0.676243337806241">
                <text:p>0.676243337806241</text:p>
              </table:table-cell>
              <table:table-cell office:value-type="float" office:value="0.209127910518255">
                <text:p>0.209127910518255</text:p>
              </table:table-cell>
              <table:table-cell office:value-type="float" office:value="0.0956352499790037">
                <text:p>0.0956352499790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.704226114001237">
                <text:p>0.704226114001237</text:p>
              </table:table-cell>
              <table:table-cell office:value-type="float" office:value="0.245950948584936">
                <text:p>0.245950948584936</text:p>
              </table:table-cell>
              <table:table-cell office:value-type="float" office:value="0.121975540946693">
                <text:p>0.1219755409466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724779663677696">
                <text:p>0.724779663677696</text:p>
              </table:table-cell>
              <table:table-cell office:value-type="float" office:value="0.275945932292243">
                <text:p>0.275945932292243</text:p>
              </table:table-cell>
              <table:table-cell office:value-type="float" office:value="0.144955932735539">
                <text:p>0.144955932735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741134449106948">
                <text:p>0.741134449106948</text:p>
              </table:table-cell>
              <table:table-cell office:value-type="float" office:value="0.301708816827258">
                <text:p>0.301708816827258</text:p>
              </table:table-cell>
              <table:table-cell office:value-type="float" office:value="0.165722700866999">
                <text:p>0.165722700866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0.754770860611584">
                <text:p>0.754770860611584</text:p>
              </table:table-cell>
              <table:table-cell office:value-type="float" office:value="0.324534222319921">
                <text:p>0.324534222319921</text:p>
              </table:table-cell>
              <table:table-cell office:value-type="float" office:value="0.184880348121971">
                <text:p>0.184880348121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0.766495843264134">
                <text:p>0.766495843264134</text:p>
              </table:table-cell>
              <table:table-cell office:value-type="float" office:value="0.345174906598008">
                <text:p>0.345174906598008</text:p>
              </table:table-cell>
              <table:table-cell office:value-type="float" office:value="0.202795738224164">
                <text:p>0.202795738224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0.776799609715734">
                <text:p>0.776799609715734</text:p>
              </table:table-cell>
              <table:table-cell office:value-type="float" office:value="0.364112840605216">
                <text:p>0.364112840605216</text:p>
              </table:table-cell>
              <table:table-cell office:value-type="float" office:value="0.219712108661223">
                <text:p>0.219712108661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0.786003085596623">
                <text:p>0.786003085596623</text:p>
              </table:table-cell>
              <table:table-cell office:value-type="float" office:value="0.381677890961818">
                <text:p>0.381677890961818</text:p>
              </table:table-cell>
              <table:table-cell office:value-type="float" office:value="0.235800925678987">
                <text:p>0.235800925678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794328234724282">
                <text:p>0.794328234724282</text:p>
              </table:table-cell>
              <table:table-cell office:value-type="float" office:value="0.398107170553497">
                <text:p>0.398107170553497</text:p>
              </table:table-cell>
              <table:table-cell office:value-type="float" office:value="0.251188643150958">
                <text:p>0.251188643150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  <table:table-cell office:value-type="float" office:value="0.801935184816137">
                <text:p>0.801935184816137</text:p>
              </table:table-cell>
              <table:table-cell office:value-type="float" office:value="0.413577662279005">
                <text:p>0.413577662279005</text:p>
              </table:table-cell>
              <table:table-cell office:value-type="float" office:value="0.265971811421944">
                <text:p>0.265971811421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  <table:table-cell office:value-type="float" office:value="0.808943378699175">
                <text:p>0.808943378699175</text:p>
              </table:table-cell>
              <table:table-cell office:value-type="float" office:value="0.428225473667665">
                <text:p>0.428225473667665</text:p>
              </table:table-cell>
              <table:table-cell office:value-type="float" office:value="0.28022620647068">
                <text:p>0.280226206470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0.815444363650733">
                <text:p>0.815444363650733</text:p>
              </table:table-cell>
              <table:table-cell office:value-type="float" office:value="0.442157851128185">
                <text:p>0.442157851128185</text:p>
              </table:table-cell>
              <table:table-cell office:value-type="float" office:value="0.294012646543082">
                <text:p>0.294012646543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  <table:table-cell office:value-type="float" office:value="0.821509903954877">
                <text:p>0.821509903954877</text:p>
              </table:table-cell>
              <table:table-cell office:value-type="float" office:value="0.455461019856367">
                <text:p>0.455461019856367</text:p>
              </table:table-cell>
              <table:table-cell office:value-type="float" office:value="0.307380860044072">
                <text:p>0.307380860044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827197333723116">
                <text:p>0.827197333723116</text:p>
              </table:table-cell>
              <table:table-cell office:value-type="float" office:value="0.468205492004621">
                <text:p>0.468205492004621</text:p>
              </table:table-cell>
              <table:table-cell office:value-type="float" office:value="0.320372149753681">
                <text:p>0.3203721497536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  <table:table-cell office:value-type="float" office:value="0.832553207401873">
                <text:p>0.832553207401873</text:p>
              </table:table-cell>
              <table:table-cell office:value-type="float" office:value="0.480449773592572">
                <text:p>0.480449773592572</text:p>
              </table:table-cell>
              <table:table-cell office:value-type="float" office:value="0.333021282960749">
                <text:p>0.3330212829607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1">
                <text:p>1</text:p>
              </table:table-cell>
              <table:table-cell office:value-type="float" office:value="0.837615860301003">
                <text:p>0.837615860301003</text:p>
              </table:table-cell>
              <table:table-cell office:value-type="float" office:value="0.492243022253183">
                <text:p>0.492243022253183</text:p>
              </table:table-cell>
              <table:table-cell office:value-type="float" office:value="0.345357866571364">
                <text:p>0.3453578665713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  <table:table-cell office:value-type="float" office:value="0.842417248614103">
                <text:p>0.842417248614103</text:p>
              </table:table-cell>
              <table:table-cell office:value-type="float" office:value="0.503626996491233">
                <text:p>0.503626996491233</text:p>
              </table:table-cell>
              <table:table-cell office:value-type="float" office:value="0.357407369450127">
                <text:p>0.3574073694501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  <table:table-cell office:value-type="float" office:value="1">
                <text:p>1</text:p>
              </table:table-cell>
              <table:table-cell office:value-type="float" office:value="0.846984299855298">
                <text:p>0.846984299855298</text:p>
              </table:table-cell>
              <table:table-cell office:value-type="float" office:value="0.514637513857738">
                <text:p>0.514637513857738</text:p>
              </table:table-cell>
              <table:table-cell office:value-type="float" office:value="0.36919189698348">
                <text:p>0.369191896983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851339922520785">
                <text:p>0.851339922520785</text:p>
              </table:table-cell>
              <table:table-cell office:value-type="float" office:value="0.525305560880753">
                <text:p>0.525305560880753</text:p>
              </table:table-cell>
              <table:table-cell office:value-type="float" office:value="0.380730787743176">
                <text:p>0.3807307877431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0.85550377346776">
                <text:p>0.85550377346776</text:p>
              </table:table-cell>
              <table:table-cell office:value-type="float" office:value="0.535658151030767">
                <text:p>0.535658151030767</text:p>
              </table:table-cell>
              <table:table-cell office:value-type="float" office:value="0.392041079923636">
                <text:p>0.39204107992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  <table:table-cell office:value-type="float" office:value="0.859492849760073">
                <text:p>0.859492849760073</text:p>
              </table:table-cell>
              <table:table-cell office:value-type="float" office:value="0.545718997096108">
                <text:p>0.545718997096108</text:p>
              </table:table-cell>
              <table:table-cell office:value-type="float" office:value="0.40313788079702">
                <text:p>0.403137880797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  <table:table-cell office:value-type="float" office:value="0.863321951179196">
                <text:p>0.863321951179196</text:p>
              </table:table-cell>
              <table:table-cell office:value-type="float" office:value="0.555509044657347">
                <text:p>0.555509044657347</text:p>
              </table:table-cell>
              <table:table-cell office:value-type="float" office:value="0.414034662823303">
                <text:p>0.414034662823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0.867004045984223">
                <text:p>0.867004045984223</text:p>
              </table:table-cell>
              <table:table-cell office:value-type="float" office:value="0.565046900098953">
                <text:p>0.565046900098953</text:p>
              </table:table-cell>
              <table:table-cell office:value-type="float" office:value="0.424743503517974">
                <text:p>0.4247435035179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.870550563296124">
                <text:p>0.870550563296124</text:p>
              </table:table-cell>
              <table:table-cell office:value-type="float" office:value="0.574349177498518">
                <text:p>0.574349177498518</text:p>
              </table:table-cell>
              <table:table-cell office:value-type="float" office:value="0.435275281648062">
                <text:p>0.4352752816480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  <table:table-cell office:value-type="float" office:value="0.873971629135651">
                <text:p>0.873971629135651</text:p>
              </table:table-cell>
              <table:table-cell office:value-type="float" office:value="0.583430782373985">
                <text:p>0.583430782373985</text:p>
              </table:table-cell>
              <table:table-cell office:value-type="float" office:value="0.445639839128916">
                <text:p>0.4456398391289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1">
                <text:p>1</text:p>
              </table:table-cell>
              <table:table-cell office:value-type="float" office:value="0.877276258696545">
                <text:p>0.877276258696545</text:p>
              </table:table-cell>
              <table:table-cell office:value-type="float" office:value="0.592305145750446">
                <text:p>0.592305145750446</text:p>
              </table:table-cell>
              <table:table-cell office:value-type="float" office:value="0.455846115700906">
                <text:p>0.4558461157009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0.880472514269576">
                <text:p>0.880472514269576</text:p>
              </table:table-cell>
              <table:table-cell office:value-type="float" office:value="0.600984418749166">
                <text:p>0.600984418749166</text:p>
              </table:table-cell>
              <table:table-cell office:value-type="float" office:value="0.465902261797014">
                <text:p>0.4659022617970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  <table:table-cell office:value-type="float" office:value="1">
                <text:p>1</text:p>
              </table:table-cell>
              <table:table-cell office:value-type="float" office:value="0.883567635947023">
                <text:p>0.883567635947023</text:p>
              </table:table-cell>
              <table:table-cell office:value-type="float" office:value="0.609479635519084">
                <text:p>0.609479635519084</text:p>
              </table:table-cell>
              <table:table-cell office:value-type="float" office:value="0.475815733782494">
                <text:p>0.4758157337824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886568150565213">
                <text:p>0.886568150565213</text:p>
              </table:table-cell>
              <table:table-cell office:value-type="float" office:value="0.617800850567412">
                <text:p>0.617800850567412</text:p>
              </table:table-cell>
              <table:table-cell office:value-type="float" office:value="0.485593374830204">
                <text:p>0.4855933748302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  <table:table-cell office:value-type="float" office:value="1">
                <text:p>1</text:p>
              </table:table-cell>
              <table:table-cell office:value-type="float" office:value="0.889479963104914">
                <text:p>0.889479963104914</text:p>
              </table:table-cell>
              <table:table-cell office:value-type="float" office:value="0.625957255225243">
                <text:p>0.625957255225243</text:p>
              </table:table-cell>
              <table:table-cell office:value-type="float" office:value="0.49524148400269">
                <text:p>0.495241484002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  <table:table-cell office:value-type="float" office:value="0.892308433842802">
                <text:p>0.892308433842802</text:p>
              </table:table-cell>
              <table:table-cell office:value-type="float" office:value="0.633957276984445">
                <text:p>0.633957276984445</text:p>
              </table:table-cell>
              <table:table-cell office:value-type="float" office:value="0.504765875584155">
                <text:p>0.504765875584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  <table:table-cell office:value-type="float" office:value="1">
                <text:p>1</text:p>
              </table:table-cell>
              <table:table-cell office:value-type="float" office:value="0.895058443846453">
                <text:p>0.895058443846453</text:p>
              </table:table-cell>
              <table:table-cell office:value-type="float" office:value="0.641808664677936">
                <text:p>0.641808664677936</text:p>
              </table:table-cell>
              <table:table-cell office:value-type="float" office:value="0.514171930298879">
                <text:p>0.5141719302988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0.897734450870122">
                <text:p>0.897734450870122</text:p>
              </table:table-cell>
              <table:table-cell office:value-type="float" office:value="0.649518561885833">
                <text:p>0.649518561885833</text:p>
              </table:table-cell>
              <table:table-cell office:value-type="float" office:value="0.523464639736905">
                <text:p>0.5234646397369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.900340537296277">
                <text:p>0.900340537296277</text:p>
              </table:table-cell>
              <table:table-cell office:value-type="float" office:value="0.657093570491184">
                <text:p>0.657093570491184</text:p>
              </table:table-cell>
              <table:table-cell office:value-type="float" office:value="0.532648645060355">
                <text:p>0.5326486450603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.902880451447434">
                <text:p>0.902880451447434</text:p>
              </table:table-cell>
              <table:table-cell office:value-type="float" office:value="0.664539805948974">
                <text:p>0.664539805948974</text:p>
              </table:table-cell>
              <table:table-cell office:value-type="float" office:value="0.541728270868461">
                <text:p>0.5417282708684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  <table:table-cell office:value-type="float" office:value="1">
                <text:p>1</text:p>
              </table:table-cell>
              <table:table-cell office:value-type="float" office:value="0.905357643341992">
                <text:p>0.905357643341992</text:p>
              </table:table-cell>
              <table:table-cell office:value-type="float" office:value="0.671862945547642">
                <text:p>0.671862945547642</text:p>
              </table:table-cell>
              <table:table-cell office:value-type="float" office:value="0.550707554943977">
                <text:p>0.550707554943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0.907775295769791">
                <text:p>0.907775295769791</text:p>
              </table:table-cell>
              <table:table-cell office:value-type="float" office:value="0.67906827071578">
                <text:p>0.67906827071578</text:p>
              </table:table-cell>
              <table:table-cell office:value-type="float" office:value="0.559590274479261">
                <text:p>0.5595902744792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  <table:table-cell office:value-type="float" office:value="0.910136351405914">
                <text:p>0.910136351405914</text:p>
              </table:table-cell>
              <table:table-cell office:value-type="float" office:value="0.686160704245201">
                <text:p>0.686160704245201</text:p>
              </table:table-cell>
              <table:table-cell office:value-type="float" office:value="0.568379969279955">
                <text:p>0.5683799692799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12443536555481">
                <text:p>0.912443536555481</text:p>
              </table:table-cell>
              <table:table-cell office:value-type="float" office:value="0.693144843155146">
                <text:p>0.693144843155146</text:p>
              </table:table-cell>
              <table:table-cell office:value-type="float" office:value="0.577079962362885">
                <text:p>0.5770799623628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41">
                <text:p>0.41</text:p>
              </table:table-cell>
              <table:table-cell office:value-type="float" office:value="1">
                <text:p>1</text:p>
              </table:table-cell>
              <table:table-cell office:value-type="float" office:value="0.914699382021059">
                <text:p>0.914699382021059</text:p>
              </table:table-cell>
              <table:table-cell office:value-type="float" office:value="0.700024987803636">
                <text:p>0.700024987803636</text:p>
              </table:table-cell>
              <table:table-cell office:value-type="float" office:value="0.585693378298389">
                <text:p>0.5856933782983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  <table:table-cell office:value-type="float" office:value="0.916906241502405">
                <text:p>0.916906241502405</text:p>
              </table:table-cell>
              <table:table-cell office:value-type="float" office:value="0.706805167755079">
                <text:p>0.706805167755079</text:p>
              </table:table-cell>
              <table:table-cell office:value-type="float" office:value="0.594223159592883">
                <text:p>0.5942231595928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1">
                <text:p>1</text:p>
              </table:table-cell>
              <table:table-cell office:value-type="float" office:value="0.919066307871655">
                <text:p>0.919066307871655</text:p>
              </table:table-cell>
              <table:table-cell office:value-type="float" office:value="0.713489164833766">
                <text:p>0.713489164833766</text:p>
              </table:table-cell>
              <table:table-cell office:value-type="float" office:value="0.602672081362559">
                <text:p>0.6026720813625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1">
                <text:p>1</text:p>
              </table:table-cell>
              <table:table-cell office:value-type="float" office:value="0.92118162761254">
                <text:p>0.92118162761254</text:p>
              </table:table-cell>
              <table:table-cell office:value-type="float" office:value="0.720080533727364">
                <text:p>0.720080533727364</text:p>
              </table:table-cell>
              <table:table-cell office:value-type="float" office:value="0.611042764511937">
                <text:p>0.6110427645119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0.923254113667427">
                <text:p>0.923254113667427</text:p>
              </table:table-cell>
              <table:table-cell office:value-type="float" office:value="0.726582620450234">
                <text:p>0.726582620450234</text:p>
              </table:table-cell>
              <table:table-cell office:value-type="float" office:value="0.619337687600005">
                <text:p>0.619337687600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.925285556898915">
                <text:p>0.925285556898915</text:p>
              </table:table-cell>
              <table:table-cell office:value-type="float" office:value="0.732998578931263">
                <text:p>0.732998578931263</text:p>
              </table:table-cell>
              <table:table-cell office:value-type="float" office:value="0.627559197550827">
                <text:p>0.6275591975508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  <table:table-cell office:value-type="float" office:value="1">
                <text:p>1</text:p>
              </table:table-cell>
              <table:table-cell office:value-type="float" office:value="0.927277636342039">
                <text:p>0.927277636342039</text:p>
              </table:table-cell>
              <table:table-cell office:value-type="float" office:value="0.739331385953133">
                <text:p>0.739331385953133</text:p>
              </table:table-cell>
              <table:table-cell office:value-type="float" office:value="0.635709519343731">
                <text:p>0.6357095193437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  <table:table-cell office:value-type="float" office:value="0.929231928397486">
                <text:p>0.929231928397486</text:p>
              </table:table-cell>
              <table:table-cell office:value-type="float" office:value="0.74558385463827">
                <text:p>0.74558385463827</text:p>
              </table:table-cell>
              <table:table-cell office:value-type="float" office:value="0.643790764799861">
                <text:p>0.6437907647998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1">
                <text:p>1</text:p>
              </table:table-cell>
              <table:table-cell office:value-type="float" office:value="0.931149915094838">
                <text:p>0.931149915094838</text:p>
              </table:table-cell>
              <table:table-cell office:value-type="float" office:value="0.751758646650046">
                <text:p>0.751758646650046</text:p>
              </table:table-cell>
              <table:table-cell office:value-type="float" office:value="0.651804940566387">
                <text:p>0.6518049405663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933032991536807">
                <text:p>0.933032991536807</text:p>
              </table:table-cell>
              <table:table-cell office:value-type="float" office:value="0.757858283255199">
                <text:p>0.757858283255199</text:p>
              </table:table-cell>
              <table:table-cell office:value-type="float" office:value="0.659753955386447">
                <text:p>0.6597539553864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1">
                <text:p>1</text:p>
              </table:table-cell>
              <table:table-cell office:value-type="float" office:value="0.934882472620295">
                <text:p>0.934882472620295</text:p>
              </table:table-cell>
              <table:table-cell office:value-type="float" office:value="0.763885155374323">
                <text:p>0.763885155374323</text:p>
              </table:table-cell>
              <table:table-cell office:value-type="float" office:value="0.667639626731701">
                <text:p>0.6676396267317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1">
                <text:p>1</text:p>
              </table:table-cell>
              <table:table-cell office:value-type="float" office:value="0.936699599117201">
                <text:p>0.936699599117201</text:p>
              </table:table-cell>
              <table:table-cell office:value-type="float" office:value="0.769841532730892">
                <text:p>0.769841532730892</text:p>
              </table:table-cell>
              <table:table-cell office:value-type="float" office:value="0.675463686864727">
                <text:p>0.6754636868647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1">
                <text:p>1</text:p>
              </table:table-cell>
              <table:table-cell office:value-type="float" office:value="0.938485543187039">
                <text:p>0.938485543187039</text:p>
              </table:table-cell>
              <table:table-cell office:value-type="float" office:value="0.775729572195403">
                <text:p>0.775729572195403</text:p>
              </table:table-cell>
              <table:table-cell office:value-type="float" office:value="0.683227788390276">
                <text:p>0.683227788390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  <table:table-cell office:value-type="float" office:value="1">
                <text:p>1</text:p>
              </table:table-cell>
              <table:table-cell office:value-type="float" office:value="0.940241413384081">
                <text:p>0.940241413384081</text:p>
              </table:table-cell>
              <table:table-cell office:value-type="float" office:value="0.781551325409206">
                <text:p>0.781551325409206</text:p>
              </table:table-cell>
              <table:table-cell office:value-type="float" office:value="0.69093350934728">
                <text:p>0.690933509347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  <table:table-cell office:value-type="float" office:value="0.941968259213826">
                <text:p>0.941968259213826</text:p>
              </table:table-cell>
              <table:table-cell office:value-type="float" office:value="0.787308745762334">
                <text:p>0.787308745762334</text:p>
              </table:table-cell>
              <table:table-cell office:value-type="float" office:value="0.698582357887371">
                <text:p>0.6985823578873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  <table:table-cell office:value-type="float" office:value="1">
                <text:p>1</text:p>
              </table:table-cell>
              <table:table-cell office:value-type="float" office:value="0.943667075286739">
                <text:p>0.943667075286739</text:p>
              </table:table-cell>
              <table:table-cell office:value-type="float" office:value="0.793003694790775">
                <text:p>0.793003694790775</text:p>
              </table:table-cell>
              <table:table-cell office:value-type="float" office:value="0.706175776580398">
                <text:p>0.7061757765803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57">
                <text:p>0.57</text:p>
              </table:table-cell>
              <table:table-cell office:value-type="float" office:value="1">
                <text:p>1</text:p>
              </table:table-cell>
              <table:table-cell office:value-type="float" office:value="0.94533880511138">
                <text:p>0.94533880511138</text:p>
              </table:table-cell>
              <table:table-cell office:value-type="float" office:value="0.798637948050935">
                <text:p>0.798637948050935</text:p>
              </table:table-cell>
              <table:table-cell office:value-type="float" office:value="0.71371514638276">
                <text:p>0.713715146382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1">
                <text:p>1</text:p>
              </table:table-cell>
              <table:table-cell office:value-type="float" office:value="0.946984344563948">
                <text:p>0.946984344563948</text:p>
              </table:table-cell>
              <table:table-cell office:value-type="float" office:value="0.804213200522412">
                <text:p>0.804213200522412</text:p>
              </table:table-cell>
              <table:table-cell office:value-type="float" office:value="0.721201790300427">
                <text:p>0.7212017903004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  <table:table-cell office:value-type="float" office:value="1">
                <text:p>1</text:p>
              </table:table-cell>
              <table:table-cell office:value-type="float" office:value="0.948604545066923">
                <text:p>0.948604545066923</text:p>
              </table:table-cell>
              <table:table-cell office:value-type="float" office:value="0.809731071584388">
                <text:p>0.809731071584388</text:p>
              </table:table-cell>
              <table:table-cell office:value-type="float" office:value="0.728636976774964">
                <text:p>0.7286369767749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950200216505676">
                <text:p>0.950200216505676</text:p>
              </table:table-cell>
              <table:table-cell office:value-type="float" office:value="0.815193109605923">
                <text:p>0.815193109605923</text:p>
              </table:table-cell>
              <table:table-cell office:value-type="float" office:value="0.736021922817834">
                <text:p>0.7360219228178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  <table:table-cell office:value-type="float" office:value="0.951772129908618">
                <text:p>0.951772129908618</text:p>
              </table:table-cell>
              <table:table-cell office:value-type="float" office:value="0.82060079618601">
                <text:p>0.82060079618601</text:p>
              </table:table-cell>
              <table:table-cell office:value-type="float" office:value="0.743357796915577">
                <text:p>0.7433577969155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  <table:table-cell office:value-type="float" office:value="1">
                <text:p>1</text:p>
              </table:table-cell>
              <table:table-cell office:value-type="float" office:value="0.953321019913608">
                <text:p>0.953321019913608</text:p>
              </table:table-cell>
              <table:table-cell office:value-type="float" office:value="0.825955550075395">
                <text:p>0.825955550075395</text:p>
              </table:table-cell>
              <table:table-cell office:value-type="float" office:value="0.750645721726072">
                <text:p>0.7506457217260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  <table:table-cell office:value-type="float" office:value="1">
                <text:p>1</text:p>
              </table:table-cell>
              <table:table-cell office:value-type="float" office:value="0.954847587040818">
                <text:p>0.954847587040818</text:p>
              </table:table-cell>
              <table:table-cell office:value-type="float" office:value="0.831258730808781">
                <text:p>0.831258730808781</text:p>
              </table:table-cell>
              <table:table-cell office:value-type="float" office:value="0.757886776584032">
                <text:p>0.7578867765840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1">
                <text:p>1</text:p>
              </table:table-cell>
              <table:table-cell office:value-type="float" office:value="0.956352499790037">
                <text:p>0.956352499790037</text:p>
              </table:table-cell>
              <table:table-cell office:value-type="float" office:value="0.836511642073019">
                <text:p>0.836511642073019</text:p>
              </table:table-cell>
              <table:table-cell office:value-type="float" office:value="0.76508199983203">
                <text:p>0.765081999832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1">
                <text:p>1</text:p>
              </table:table-cell>
              <table:table-cell office:value-type="float" office:value="0.957836396578507">
                <text:p>0.957836396578507</text:p>
              </table:table-cell>
              <table:table-cell office:value-type="float" office:value="0.84171553483432">
                <text:p>0.84171553483432</text:p>
              </table:table-cell>
              <table:table-cell office:value-type="float" office:value="0.772232390991743">
                <text:p>0.7722323909917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  <table:table-cell office:value-type="float" office:value="1">
                <text:p>1</text:p>
              </table:table-cell>
              <table:table-cell office:value-type="float" office:value="0.959299887533659">
                <text:p>0.959299887533659</text:p>
              </table:table-cell>
              <table:table-cell office:value-type="float" office:value="0.846871610245124">
                <text:p>0.846871610245124</text:p>
              </table:table-cell>
              <table:table-cell office:value-type="float" office:value="0.779338912788641">
                <text:p>0.7793389127886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  <table:table-cell office:value-type="float" office:value="1">
                <text:p>1</text:p>
              </table:table-cell>
              <table:table-cell office:value-type="float" office:value="0.96074355615364">
                <text:p>0.96074355615364</text:p>
              </table:table-cell>
              <table:table-cell office:value-type="float" office:value="0.851981022349263">
                <text:p>0.851981022349263</text:p>
              </table:table-cell>
              <table:table-cell office:value-type="float" office:value="0.78640249304208">
                <text:p>0.786402493042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  <table:table-cell office:value-type="float" office:value="0.962167960847189">
                <text:p>0.962167960847189</text:p>
              </table:table-cell>
              <table:table-cell office:value-type="float" office:value="0.857044880602191">
                <text:p>0.857044880602191</text:p>
              </table:table-cell>
              <table:table-cell office:value-type="float" office:value="0.793424026431624">
                <text:p>0.7934240264316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  <table:table-cell office:value-type="float" office:value="1">
                <text:p>1</text:p>
              </table:table-cell>
              <table:table-cell office:value-type="float" office:value="0.963573636363267">
                <text:p>0.963573636363267</text:p>
              </table:table-cell>
              <table:table-cell office:value-type="float" office:value="0.862064252221454">
                <text:p>0.862064252221454</text:p>
              </table:table-cell>
              <table:table-cell office:value-type="float" office:value="0.800404376149386">
                <text:p>0.8004043761493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964961095119818">
                <text:p>0.964961095119818</text:p>
              </table:table-cell>
              <table:table-cell office:value-type="float" office:value="0.867040164381124">
                <text:p>0.867040164381124</text:p>
              </table:table-cell>
              <table:table-cell office:value-type="float" office:value="0.807344375447297">
                <text:p>0.8073443754472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  <table:table-cell office:value-type="float" office:value="1">
                <text:p>1</text:p>
              </table:table-cell>
              <table:table-cell office:value-type="float" office:value="0.966330828440085">
                <text:p>0.966330828440085</text:p>
              </table:table-cell>
              <table:table-cell office:value-type="float" office:value="0.87197360626261">
                <text:p>0.87197360626261</text:p>
              </table:table-cell>
              <table:table-cell office:value-type="float" office:value="0.814244829087375">
                <text:p>0.814244829087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  <table:table-cell office:value-type="float" office:value="1">
                <text:p>1</text:p>
              </table:table-cell>
              <table:table-cell office:value-type="float" office:value="0.967683307704148">
                <text:p>0.967683307704148</text:p>
              </table:table-cell>
              <table:table-cell office:value-type="float" office:value="0.876865530973155">
                <text:p>0.876865530973155</text:p>
              </table:table-cell>
              <table:table-cell office:value-type="float" office:value="0.821106514702358">
                <text:p>0.8211065147023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1">
                <text:p>1</text:p>
              </table:table-cell>
              <table:table-cell office:value-type="float" office:value="0.969018985422558">
                <text:p>0.969018985422558</text:p>
              </table:table-cell>
              <table:table-cell office:value-type="float" office:value="0.88171685734225">
                <text:p>0.88171685734225</text:p>
              </table:table-cell>
              <table:table-cell office:value-type="float" office:value="0.827930184073413">
                <text:p>0.8279301840734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  <table:table-cell office:value-type="float" office:value="1">
                <text:p>1</text:p>
              </table:table-cell>
              <table:table-cell office:value-type="float" office:value="0.970338296238345">
                <text:p>0.970338296238345</text:p>
              </table:table-cell>
              <table:table-cell office:value-type="float" office:value="0.886528471605292">
                <text:p>0.886528471605292</text:p>
              </table:table-cell>
              <table:table-cell office:value-type="float" office:value="0.834716564331021">
                <text:p>0.8347165643310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971641657863074">
                <text:p>0.971641657863074</text:p>
              </table:table-cell>
              <table:table-cell office:value-type="float" office:value="0.891301228983002">
                <text:p>0.891301228983002</text:p>
              </table:table-cell>
              <table:table-cell office:value-type="float" office:value="0.84146635908465">
                <text:p>0.841466359084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76">
                <text:p>0.76</text:p>
              </table:table-cell>
              <table:table-cell office:value-type="float" office:value="1">
                <text:p>1</text:p>
              </table:table-cell>
              <table:table-cell office:value-type="float" office:value="0.972929471952097">
                <text:p>0.972929471952097</text:p>
              </table:table-cell>
              <table:table-cell office:value-type="float" office:value="0.896035955164341">
                <text:p>0.896035955164341</text:p>
              </table:table-cell>
              <table:table-cell office:value-type="float" office:value="0.848180249486316">
                <text:p>0.8481802494863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  <table:table-cell office:value-type="float" office:value="1">
                <text:p>1</text:p>
              </table:table-cell>
              <table:table-cell office:value-type="float" office:value="0.974202124923708">
                <text:p>0.974202124923708</text:p>
              </table:table-cell>
              <table:table-cell office:value-type="float" office:value="0.900733447700015">
                <text:p>0.900733447700015</text:p>
              </table:table-cell>
              <table:table-cell office:value-type="float" office:value="0.854858895232727">
                <text:p>0.8548588952327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  <table:table-cell office:value-type="float" office:value="1">
                <text:p>1</text:p>
              </table:table-cell>
              <table:table-cell office:value-type="float" office:value="0.975459988726465">
                <text:p>0.975459988726465</text:p>
              </table:table-cell>
              <table:table-cell office:value-type="float" office:value="0.905394477313044">
                <text:p>0.905394477313044</text:p>
              </table:table-cell>
              <table:table-cell office:value-type="float" office:value="0.8615029355103">
                <text:p>0.86150293551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1">
                <text:p>1</text:p>
              </table:table-cell>
              <table:table-cell office:value-type="float" office:value="0.976703421558577">
                <text:p>0.976703421558577</text:p>
              </table:table-cell>
              <table:table-cell office:value-type="float" office:value="0.910019789132327">
                <text:p>0.910019789132327</text:p>
              </table:table-cell>
              <table:table-cell office:value-type="float" office:value="0.868112989886998">
                <text:p>0.8681129898869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977932768542929">
                <text:p>0.977932768542929</text:p>
              </table:table-cell>
              <table:table-cell office:value-type="float" office:value="0.914610103854653">
                <text:p>0.914610103854653</text:p>
              </table:table-cell>
              <table:table-cell office:value-type="float" office:value="0.874689659154623">
                <text:p>0.8746896591546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1">
                <text:p>1</text:p>
              </table:table-cell>
              <table:table-cell office:value-type="float" office:value="0.979148362360977">
                <text:p>0.979148362360977</text:p>
              </table:table-cell>
              <table:table-cell office:value-type="float" office:value="0.919166118840122">
                <text:p>0.919166118840122</text:p>
              </table:table-cell>
              <table:table-cell office:value-type="float" office:value="0.881233526124879">
                <text:p>0.8812335261248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  <table:table-cell office:value-type="float" office:value="0.980350523848518">
                <text:p>0.980350523848518</text:p>
              </table:table-cell>
              <table:table-cell office:value-type="float" office:value="0.923688509145596">
                <text:p>0.923688509145596</text:p>
              </table:table-cell>
              <table:table-cell office:value-type="float" office:value="0.88774515638231">
                <text:p>0.887745156382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0.98153956255604">
                <text:p>0.98153956255604</text:p>
              </table:table-cell>
              <table:table-cell office:value-type="float" office:value="0.928177928500376">
                <text:p>0.928177928500376</text:p>
              </table:table-cell>
              <table:table-cell office:value-type="float" office:value="0.894225098996915">
                <text:p>0.8942250989969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0.982715777276172">
                <text:p>0.982715777276172</text:p>
              </table:table-cell>
              <table:table-cell office:value-type="float" office:value="0.932635010227989">
                <text:p>0.932635010227989</text:p>
              </table:table-cell>
              <table:table-cell office:value-type="float" office:value="0.900673887199084">
                <text:p>0.9006738871990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1">
                <text:p>1</text:p>
              </table:table-cell>
              <table:table-cell office:value-type="float" office:value="0.983879456540526">
                <text:p>0.983879456540526</text:p>
              </table:table-cell>
              <table:table-cell office:value-type="float" office:value="0.937060368117681">
                <text:p>0.937060368117681</text:p>
              </table:table-cell>
              <table:table-cell office:value-type="float" office:value="0.907092039019255">
                <text:p>0.907092039019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1">
                <text:p>1</text:p>
              </table:table-cell>
              <table:table-cell office:value-type="float" office:value="0.98503087908805">
                <text:p>0.98503087908805</text:p>
              </table:table-cell>
              <table:table-cell office:value-type="float" office:value="0.9414545972489">
                <text:p>0.9414545972489</text:p>
              </table:table-cell>
              <table:table-cell office:value-type="float" office:value="0.913480057894534">
                <text:p>0.9134800578945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1">
                <text:p>1</text:p>
              </table:table-cell>
              <table:table-cell office:value-type="float" office:value="0.986170314306825">
                <text:p>0.986170314306825</text:p>
              </table:table-cell>
              <table:table-cell office:value-type="float" office:value="0.945818274771838">
                <text:p>0.945818274771838</text:p>
              </table:table-cell>
              <table:table-cell office:value-type="float" office:value="0.919838433244349">
                <text:p>0.9198384332443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  <table:table-cell office:value-type="float" office:value="0.98729802265111">
                <text:p>0.98729802265111</text:p>
              </table:table-cell>
              <table:table-cell office:value-type="float" office:value="0.950151960646825">
                <text:p>0.950151960646825</text:p>
              </table:table-cell>
              <table:table-cell office:value-type="float" office:value="0.926167641017056">
                <text:p>0.9261676410170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1">
                <text:p>1</text:p>
              </table:table-cell>
              <table:table-cell office:value-type="float" office:value="0.988414256035288">
                <text:p>0.988414256035288</text:p>
              </table:table-cell>
              <table:table-cell office:value-type="float" office:value="0.954456198345221">
                <text:p>0.954456198345221</text:p>
              </table:table-cell>
              <table:table-cell office:value-type="float" office:value="0.932468144209267">
                <text:p>0.9324681442092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1">
                <text:p>1</text:p>
              </table:table-cell>
              <table:table-cell office:value-type="float" office:value="0.989519258206214">
                <text:p>0.989519258206214</text:p>
              </table:table-cell>
              <table:table-cell office:value-type="float" office:value="0.958731515514183">
                <text:p>0.958731515514183</text:p>
              </table:table-cell>
              <table:table-cell office:value-type="float" office:value="0.93874039335957">
                <text:p>0.938740393359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1">
                <text:p>1</text:p>
              </table:table-cell>
              <table:table-cell office:value-type="float" office:value="0.990613265095411">
                <text:p>0.990613265095411</text:p>
              </table:table-cell>
              <table:table-cell office:value-type="float" office:value="0.962978424607576">
                <text:p>0.962978424607576</text:p>
              </table:table-cell>
              <table:table-cell office:value-type="float" office:value="0.94498482701815">
                <text:p>0.944984827018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991696505152373">
                <text:p>0.991696505152373</text:p>
              </table:table-cell>
              <table:table-cell office:value-type="float" office:value="0.967197423485091">
                <text:p>0.967197423485091</text:p>
              </table:table-cell>
              <table:table-cell office:value-type="float" office:value="0.951201872193761">
                <text:p>0.9512018721937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1">
                <text:p>1</text:p>
              </table:table-cell>
              <table:table-cell office:value-type="float" office:value="0.992769199660217">
                <text:p>0.992769199660217</text:p>
              </table:table-cell>
              <table:table-cell office:value-type="float" office:value="0.9713889959815">
                <text:p>0.9713889959815</text:p>
              </table:table-cell>
              <table:table-cell office:value-type="float" office:value="0.957391944779362">
                <text:p>0.9573919447793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1">
                <text:p>1</text:p>
              </table:table-cell>
              <table:table-cell office:value-type="float" office:value="0.993831563034777">
                <text:p>0.993831563034777</text:p>
              </table:table-cell>
              <table:table-cell office:value-type="float" office:value="0.975553612447846">
                <text:p>0.975553612447846</text:p>
              </table:table-cell>
              <table:table-cell office:value-type="float" office:value="0.963555449957655">
                <text:p>0.9635554499576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1">
                <text:p>1</text:p>
              </table:table-cell>
              <table:table-cell office:value-type="float" office:value="0.994883803108176">
                <text:p>0.994883803108176</text:p>
              </table:table-cell>
              <table:table-cell office:value-type="float" office:value="0.97969173026623">
                <text:p>0.97969173026623</text:p>
              </table:table-cell>
              <table:table-cell office:value-type="float" office:value="0.969692782587681">
                <text:p>0.9696927825876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1">
                <text:p>1</text:p>
              </table:table-cell>
              <table:table-cell office:value-type="float" office:value="0.995926121397851">
                <text:p>0.995926121397851</text:p>
              </table:table-cell>
              <table:table-cell office:value-type="float" office:value="0.983803794339745">
                <text:p>0.983803794339745</text:p>
              </table:table-cell>
              <table:table-cell office:value-type="float" office:value="0.975804327573548">
                <text:p>0.9758043275735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1">
                <text:p>1</text:p>
              </table:table-cell>
              <table:table-cell office:value-type="float" office:value="0.996958713361894">
                <text:p>0.996958713361894</text:p>
              </table:table-cell>
              <table:table-cell office:value-type="float" office:value="0.987890237559014">
                <text:p>0.987890237559014</text:p>
              </table:table-cell>
              <table:table-cell office:value-type="float" office:value="0.98189046021629">
                <text:p>0.981890460216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1">
                <text:p>1</text:p>
              </table:table-cell>
              <table:table-cell office:value-type="float" office:value="0.99798176864157">
                <text:p>0.99798176864157</text:p>
              </table:table-cell>
              <table:table-cell office:value-type="float" office:value="0.99195148124666">
                <text:p>0.99195148124666</text:p>
              </table:table-cell>
              <table:table-cell office:value-type="float" office:value="0.987951546549798">
                <text:p>0.9879515465497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1">
                <text:p>1</text:p>
              </table:table-cell>
              <table:table-cell office:value-type="float" office:value="0.99899547129175">
                <text:p>0.99899547129175</text:p>
              </table:table-cell>
              <table:table-cell office:value-type="float" office:value="0.995987935580982">
                <text:p>0.995987935580982</text:p>
              </table:table-cell>
              <table:table-cell office:value-type="float" office:value="0.993987943661699">
                <text:p>0.9939879436616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